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top" draw:auto-grow-height="false" fo:padding-top="0.012cm" fo:padding-bottom="0.012cm" fo:padding-left="0.012cm" fo:padding-right="0.012cm" fo:wrap-option="no-wrap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svg:stroke-color="#333333" draw:fill="solid" draw:fill-color="#ffffcc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standard">
      <style:graphic-properties svg:stroke-color="#333333"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svg:stroke-color="#333333" draw:fill="solid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1.913cm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04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.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4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4cm"/>
    </style:style>
    <style:style style:name="gr15" style:family="graphic" style:parent-style-name="standard">
      <style:graphic-properties draw:stroke="none" draw:fill="none" fo:min-height="0.789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>
      <style:paragraph-properties fo:text-align="center"/>
      <style:text-properties fo:font-size="10pt" style:text-underline-style="none" style:font-size-asian="10pt" style:font-size-complex="1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0.749cm" svg:x="15.351cm" svg:y="4.188cm">
          <text:p text:style-name="P1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0.749cm" svg:x="19.415cm" svg:y="4.188cm">
          <text:p text:style-name="P1"><text:span text:style-name="T1">EMPLOYE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762cm" svg:x="22.971cm" svg:y="4.175cm">
          <text:p text:style-name="P1"><text:span text:style-name="T1">CUSTOM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4cm" svg:height="0.749cm" svg:x="9.254cm" svg:y="6.969cm">
          <text:p text:style-name="P1"><text:span text:style-name="T1">OR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42cm" svg:height="0.889cm" svg:x="18.272cm" svg:y="3.02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413cm" svg:height="0.749cm" svg:x="17.637cm" svg:y="1.936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4cm" svg:height="0.749cm" svg:x="4.174cm" svg:y="6.969cm">
          <text:p text:style-name="P1"><text:span text:style-name="T1">C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414cm" svg:height="0.749cm" svg:x="6.714cm" svg:y="11.287cm">
          <text:p text:style-name="P1"><text:span text:style-name="T1">ITEM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0.75cm" svg:x="18.907cm" svg:y="15.986cm">
          <text:p text:style-name="P1"><text:span text:style-name="T1">LO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0.749cm" svg:x="21.447cm" svg:y="18.539cm">
          <text:p text:style-name="P1"><text:span text:style-name="T1">WAREHOUS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0.749cm" svg:x="16.875cm" svg:y="18.539cm">
          <text:p text:style-name="P1"><text:span text:style-name="T1">STOR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79cm" svg:height="1.665cm" svg:x="14.361cm" svg:y="13.686cm">
          <text:p text:style-name="P1"><text:span text:style-name="T2">Loca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1.905cm" svg:height="1.665cm" svg:x="6.969cm" svg:y="6.574cm">
          <text:p text:style-name="P1"><text:span text:style-name="T2">Proces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2.133cm" svg:height="1.665cm" svg:x="10.805cm" svg:y="4.669cm">
          <text:p text:style-name="P1"><text:span text:style-name="T2">Manag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2.032cm" svg:height="1.664cm" svg:x="4.429cm" svg:y="8.493cm">
          <text:p text:style-name="P1"><text:span text:style-name="T2">Contai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8.907cm" svg:y1="2.651cm" svg:x2="18.907cm" svg:y2="3.032cm">
          <text:p/>
        </draw:line>
        <draw:line draw:style-name="gr3" draw:text-style-name="P1" draw:layer="layout" svg:x1="18.78cm" svg:y1="2.651cm" svg:x2="18.78cm" svg:y2="3.032cm">
          <text:p/>
        </draw:line>
        <draw:line draw:style-name="gr3" draw:text-style-name="P1" draw:layer="layout" svg:x1="18.526cm" svg:y1="3.54cm" svg:x2="16.621cm" svg:y2="4.175cm">
          <text:p/>
        </draw:line>
        <draw:line draw:style-name="gr3" draw:text-style-name="P1" draw:layer="layout" svg:x1="19.034cm" svg:y1="3.54cm" svg:x2="21.066cm" svg:y2="4.175cm">
          <text:p/>
        </draw:line>
        <draw:line draw:style-name="gr3" draw:text-style-name="P1" draw:layer="layout" svg:x1="24.495cm" svg:y1="4.175cm" svg:x2="19.034cm" svg:y2="3.54cm">
          <text:p/>
        </draw:line>
        <draw:custom-shape draw:style-name="gr2" draw:text-style-name="P2" draw:layer="layout" svg:width="1.142cm" svg:height="0.889cm" svg:x="19.669cm" svg:y="17.25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3" draw:layer="layout" svg:width="1.498cm" svg:height="1.665cm" svg:x="5.318cm" svg:y="4.415cm">
          <text:p text:style-name="P1"><text:span text:style-name="T2">Mak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5.445cm" svg:y1="10.144cm" svg:x2="6.715cm" svg:y2="11.287cm">
          <text:p/>
        </draw:line>
        <draw:line draw:style-name="gr3" draw:text-style-name="P1" draw:layer="layout" svg:x1="5.445cm" svg:y1="8.493cm" svg:x2="5.445cm" svg:y2="7.731cm">
          <text:p/>
        </draw:line>
        <draw:line draw:style-name="gr3" draw:text-style-name="P1" draw:layer="layout" svg:x1="6.715cm" svg:y1="5.318cm" svg:x2="17.637cm" svg:y2="2.27cm">
          <text:p/>
        </draw:line>
        <draw:line draw:style-name="gr3" draw:text-style-name="P1" draw:layer="layout" svg:x1="5.445cm" svg:y1="6.969cm" svg:x2="5.318cm" svg:y2="5.318cm">
          <text:p/>
        </draw:line>
        <draw:line draw:style-name="gr3" draw:text-style-name="P1" draw:layer="layout" svg:x1="10.525cm" svg:y1="6.969cm" svg:x2="10.779cm" svg:y2="5.445cm">
          <text:p/>
        </draw:line>
        <draw:line draw:style-name="gr3" draw:text-style-name="P1" draw:layer="layout" svg:x1="12.811cm" svg:y1="5.572cm" svg:x2="15.351cm" svg:y2="4.302cm">
          <text:p/>
        </draw:line>
        <draw:custom-shape draw:style-name="gr4" draw:text-style-name="P4" draw:layer="layout" svg:width="1.397cm" svg:height="0.635cm" svg:x="16.24cm" svg:y="1.127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27cm" svg:height="0.635cm" svg:x="17.637cm" svg:y="1.127cm">
          <text:p text:style-name="P1"><text:span text:style-name="T3">d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397cm" svg:height="0.635cm" svg:x="18.907cm" svg:y="1.127cm">
          <text:p text:style-name="P1"><text:span text:style-name="T3">ph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462cm" svg:y1="14.462cm" svg:x2="7.985cm" svg:y2="12.049cm">
          <text:p/>
        </draw:line>
        <draw:line draw:style-name="gr3" draw:text-style-name="P1" draw:layer="layout" svg:x1="20.177cm" svg:y1="16.748cm" svg:x2="20.177cm" svg:y2="17.256cm">
          <text:p/>
        </draw:line>
        <draw:line draw:style-name="gr3" draw:text-style-name="P1" draw:layer="layout" svg:x1="20.304cm" svg:y1="16.748cm" svg:x2="20.304cm" svg:y2="17.256cm">
          <text:p/>
        </draw:line>
        <draw:line draw:style-name="gr3" draw:text-style-name="P1" draw:layer="layout" svg:x1="18.145cm" svg:y1="18.526cm" svg:x2="19.923cm" svg:y2="17.637cm">
          <text:p/>
        </draw:line>
        <draw:line draw:style-name="gr3" draw:text-style-name="P1" draw:layer="layout" svg:x1="23.098cm" svg:y1="18.526cm" svg:x2="20.558cm" svg:y2="17.637cm">
          <text:p/>
        </draw:line>
        <draw:custom-shape draw:style-name="gr5" draw:text-style-name="P4" draw:layer="layout" svg:width="1.397cm" svg:height="0.635cm" svg:x="20.431cm" svg:y="1.127cm">
          <text:p text:style-name="P1"><text:span text:style-name="T3">add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397cm" svg:height="0.635cm" svg:x="22.082cm" svg:y="2.524cm">
          <text:p text:style-name="P1"><text:span text:style-name="T3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2cm" svg:height="0.635cm" svg:x="20.304cm" svg:y="2.016cm">
          <text:p text:style-name="P1"><text:span text:style-name="T3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588cm" svg:y1="7.377cm" svg:x2="6.969cm" svg:y2="7.377cm">
          <text:p/>
        </draw:line>
        <draw:line draw:style-name="gr3" draw:text-style-name="P1" draw:layer="layout" svg:x1="8.874cm" svg:y1="7.377cm" svg:x2="9.255cm" svg:y2="7.377cm">
          <text:p/>
        </draw:line>
        <draw:line draw:style-name="gr3" draw:text-style-name="P1" draw:layer="layout" svg:x1="17.129cm" svg:y1="1.762cm" svg:x2="18.653cm" svg:y2="2.016cm">
          <text:p/>
        </draw:line>
        <draw:line draw:style-name="gr3" draw:text-style-name="P1" draw:layer="layout" svg:x1="19.542cm" svg:y1="1.762cm" svg:x2="18.907cm" svg:y2="2.016cm">
          <text:p/>
        </draw:line>
        <draw:line draw:style-name="gr3" draw:text-style-name="P1" draw:layer="layout" svg:x1="18.272cm" svg:y1="1.762cm" svg:x2="18.653cm" svg:y2="2.016cm">
          <text:p/>
        </draw:line>
        <draw:line draw:style-name="gr3" draw:text-style-name="P1" draw:layer="layout" svg:x1="21.066cm" svg:y1="1.762cm" svg:x2="19.923cm" svg:y2="2.016cm">
          <text:p/>
        </draw:line>
        <draw:line draw:style-name="gr3" draw:text-style-name="P1" draw:layer="layout" svg:x1="22.463cm" svg:y1="1.762cm" svg:x2="20.05cm" svg:y2="2.143cm">
          <text:p/>
        </draw:line>
        <draw:line draw:style-name="gr3" draw:text-style-name="P1" draw:layer="layout" svg:x1="20.431cm" svg:y1="2.397cm" svg:x2="20.05cm" svg:y2="2.397cm">
          <text:p/>
        </draw:line>
        <draw:line draw:style-name="gr3" draw:text-style-name="P1" draw:layer="layout" svg:x1="22.082cm" svg:y1="2.905cm" svg:x2="19.923cm" svg:y2="2.397cm">
          <text:p/>
        </draw:line>
        <draw:custom-shape draw:style-name="gr5" draw:text-style-name="P5" draw:layer="layout" svg:width="2.032cm" svg:height="0.635cm" svg:x="22.082cm" svg:y="1.254cm">
          <text:p text:style-name="P1"><text:span text:style-name="T4">user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397cm" svg:height="0.635cm" svg:x="15.478cm" svg:y="5.318cm">
          <text:p text:style-name="P1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397cm" svg:height="0.635cm" svg:x="19.415cm" svg:y="5.318cm">
          <text:p text:style-name="P1"><text:span text:style-name="T3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24cm" svg:y1="5.318cm" svg:x2="16.494cm" svg:y2="4.937cm">
          <text:p/>
        </draw:line>
        <draw:line draw:style-name="gr3" draw:text-style-name="P1" draw:layer="layout" svg:x1="20.304cm" svg:y1="5.318cm" svg:x2="20.812cm" svg:y2="4.937cm">
          <text:p/>
        </draw:line>
        <draw:line draw:style-name="gr6" draw:text-style-name="P1" draw:layer="layout" svg:x1="15.859cm" svg:y1="5.826cm" svg:x2="16.494cm" svg:y2="5.826cm">
          <text:p/>
        </draw:line>
        <draw:line draw:style-name="gr6" draw:text-style-name="P1" draw:layer="layout" svg:x1="19.796cm" svg:y1="5.826cm" svg:x2="20.431cm" svg:y2="5.826cm">
          <text:p/>
        </draw:line>
        <draw:custom-shape draw:style-name="gr4" draw:text-style-name="P5" draw:layer="layout" svg:width="1.397cm" svg:height="0.635cm" svg:x="19.034cm" svg:y="15.097cm">
          <text:p text:style-name="P1"><text:span text:style-name="T4">storeN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397cm" svg:height="0.635cm" svg:x="22.082cm" svg:y="15.097cm">
          <text:p text:style-name="P1"><text:span text:style-name="T3">add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397cm" svg:height="0.635cm" svg:x="22.082cm" svg:y="15.859cm">
          <text:p text:style-name="P1"><text:span text:style-name="T3">ph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397cm" svg:height="0.635cm" svg:x="20.558cm" svg:y="15.097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397cm" svg:height="0.635cm" svg:x="22.082cm" svg:y="16.621cm">
          <text:p text:style-name="P1"><text:span text:style-name="T3">hou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0.177cm" svg:y1="15.986cm" svg:x2="19.669cm" svg:y2="15.732cm">
          <text:p/>
        </draw:line>
        <draw:line draw:style-name="gr3" draw:text-style-name="P1" draw:layer="layout" svg:x1="20.304cm" svg:y1="15.986cm" svg:x2="21.193cm" svg:y2="15.732cm">
          <text:p/>
        </draw:line>
        <draw:line draw:style-name="gr3" draw:text-style-name="P1" draw:layer="layout" svg:x1="22.336cm" svg:y1="15.605cm" svg:x2="21.701cm" svg:y2="15.986cm">
          <text:p/>
        </draw:line>
        <draw:line draw:style-name="gr3" draw:text-style-name="P1" draw:layer="layout" svg:x1="22.082cm" svg:y1="16.24cm" svg:x2="21.701cm" svg:y2="16.367cm">
          <text:p/>
        </draw:line>
        <draw:line draw:style-name="gr3" draw:text-style-name="P1" draw:layer="layout" svg:x1="22.082cm" svg:y1="17.002cm" svg:x2="21.701cm" svg:y2="16.748cm">
          <text:p/>
        </draw:line>
        <draw:custom-shape draw:style-name="gr7" draw:text-style-name="P5" draw:layer="layout" svg:width="1.397cm" svg:height="0.635cm" svg:x="12.303cm" svg:y="6.842cm">
          <text:p text:style-name="P1"><text:span text:style-name="T4">ord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397cm" svg:height="0.635cm" svg:x="12.176cm" svg:y="7.604cm">
          <text:p text:style-name="P1"><text:span text:style-name="T5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668cm" svg:y1="7.35cm" svg:x2="12.303cm" svg:y2="7.096cm">
          <text:p/>
        </draw:line>
        <draw:line draw:style-name="gr3" draw:text-style-name="P1" draw:layer="layout" svg:x1="11.668cm" svg:y1="7.35cm" svg:x2="12.176cm" svg:y2="7.985cm">
          <text:p/>
        </draw:line>
        <draw:custom-shape draw:style-name="gr5" draw:text-style-name="P5" draw:layer="layout" svg:width="1.397cm" svg:height="0.635cm" svg:x="2.27cm" svg:y="6.969cm">
          <text:p text:style-name="P1"><text:span text:style-name="T4">cart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667cm" svg:y1="7.35cm" svg:x2="4.175cm" svg:y2="7.35cm">
          <text:p/>
        </draw:line>
        <draw:custom-shape draw:style-name="gr5" draw:text-style-name="P6" draw:layer="layout" svg:width="2.159cm" svg:height="0.635cm" svg:x="9.89cm" svg:y="11.033cm">
          <text:p text:style-name="P1"><text:span text:style-name="T5">sales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794cm" svg:height="0.635cm" svg:x="9.89cm" svg:y="11.795cm">
          <text:p text:style-name="P1"><text:span text:style-name="T5">purchase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667cm" svg:height="0.635cm" svg:x="3.54cm" svg:y="11.287cm">
          <text:p text:style-name="P1"><text:span text:style-name="T4">productN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778cm" svg:height="0.635cm" svg:x="4.429cm" svg:y="12.049cm">
          <text:p text:style-name="P1"><text:span text:style-name="T4">bar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905cm" svg:height="0.635cm" svg:x="2.143cm" svg:y="7.858cm">
          <text:p text:style-name="P1"><text:span text:style-name="T5">total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905cm" svg:height="0.635cm" svg:x="12.176cm" svg:y="8.366cm">
          <text:p text:style-name="P1"><text:span text:style-name="T5">total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668cm" svg:y1="7.35cm" svg:x2="12.176cm" svg:y2="8.62cm">
          <text:p/>
        </draw:line>
        <draw:line draw:style-name="gr3" draw:text-style-name="P1" draw:layer="layout" svg:x1="4.175cm" svg:y1="7.35cm" svg:x2="4.048cm" svg:y2="8.112cm">
          <text:p/>
        </draw:line>
        <draw:line draw:style-name="gr3" draw:text-style-name="P1" draw:layer="layout" svg:x1="6.207cm" svg:y1="11.668cm" svg:x2="6.715cm" svg:y2="11.668cm">
          <text:p/>
        </draw:line>
        <draw:line draw:style-name="gr3" draw:text-style-name="P1" draw:layer="layout" svg:x1="6.207cm" svg:y1="12.303cm" svg:x2="6.715cm" svg:y2="11.668cm">
          <text:p/>
        </draw:line>
        <draw:line draw:style-name="gr3" draw:text-style-name="P1" draw:layer="layout" svg:x1="9.89cm" svg:y1="11.287cm" svg:x2="9.128cm" svg:y2="11.541cm">
          <text:p/>
        </draw:line>
        <draw:line draw:style-name="gr3" draw:text-style-name="P1" draw:layer="layout" svg:x1="9.89cm" svg:y1="12.049cm" svg:x2="9.128cm" svg:y2="11.668cm">
          <text:p/>
        </draw:line>
        <draw:line draw:style-name="gr3" draw:text-style-name="P1" draw:layer="layout" svg:x1="16.113cm" svg:y1="14.589cm" svg:x2="18.907cm" svg:y2="16.494cm">
          <text:p/>
        </draw:line>
        <draw:line draw:style-name="gr3" draw:text-style-name="P1" draw:layer="layout" svg:x1="8.366cm" svg:y1="12.049cm" svg:x2="14.589cm" svg:y2="14.335cm">
          <text:p/>
        </draw:line>
        <draw:line draw:style-name="gr3" draw:text-style-name="P1" draw:layer="layout" svg:x1="15.351cm" svg:y1="13.7cm" svg:x2="15.605cm" svg:y2="13.065cm">
          <text:p/>
        </draw:line>
        <draw:custom-shape draw:style-name="gr5" draw:text-style-name="P6" draw:layer="layout" svg:width="2.159cm" svg:height="0.635cm" svg:x="1.889cm" svg:y="9.255cm">
          <text:p text:style-name="P1"><text:span text:style-name="T5">qua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048cm" svg:y1="9.509cm" svg:x2="4.429cm" svg:y2="9.382cm">
          <text:p/>
        </draw:line>
        <draw:custom-shape draw:style-name="gr5" draw:text-style-name="P6" draw:layer="layout" svg:width="2.159cm" svg:height="0.635cm" svg:x="14.717cm" svg:y="12.431cm">
          <text:p text:style-name="P1"><text:span text:style-name="T5">qua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652cm" svg:y1="6.969cm" svg:x2="10.906cm" svg:y2="5.572cm">
          <text:p/>
        </draw:line>
        <draw:line draw:style-name="gr3" draw:text-style-name="P1" draw:layer="layout" svg:x1="5.572cm" svg:y1="6.969cm" svg:x2="5.445cm" svg:y2="5.318cm">
          <text:p/>
        </draw:line>
        <draw:custom-shape draw:style-name="gr5" draw:text-style-name="P4" draw:layer="layout" svg:width="1.397cm" svg:height="0.635cm" svg:x="6.207cm" svg:y="12.303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667cm" svg:height="0.635cm" svg:x="6.461cm" svg:y="10.398cm">
          <text:p text:style-name="P1"><text:span text:style-name="T3">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969cm" svg:y1="12.303cm" svg:x2="6.969cm" svg:y2="12.049cm">
          <text:p/>
        </draw:line>
        <draw:line draw:style-name="gr3" draw:text-style-name="P1" draw:layer="layout" svg:x1="7.858cm" svg:y1="11.033cm" svg:x2="7.858cm" svg:y2="11.287cm">
          <text:p/>
        </draw:line>
        <draw:frame draw:style-name="gr9" draw:text-style-name="P7" draw:layer="layout" svg:width="0.913cm" svg:height="0.806cm" svg:x="16.089cm" svg:y="14.081cm">
          <draw:text-box>
            <text:p><text:span text:style-name="T1">M</text:span></text:p>
          </draw:text-box>
        </draw:frame>
        <draw:frame draw:style-name="gr10" draw:text-style-name="P7" draw:layer="layout" svg:width="1.143cm" svg:height="0.806cm" svg:x="12.684cm" svg:y="4.556cm">
          <draw:text-box>
            <text:p><text:span text:style-name="T1">1</text:span></text:p>
          </draw:text-box>
        </draw:frame>
        <draw:frame draw:style-name="gr11" draw:text-style-name="P8" draw:layer="layout" svg:width="1.188cm" svg:height="0.725cm" svg:x="19.669cm" svg:y="17.166cm">
          <draw:text-box>
            <text:p><text:span text:style-name="T2">ISA</text:span></text:p>
          </draw:text-box>
        </draw:frame>
        <draw:frame draw:style-name="gr12" draw:text-style-name="P9" draw:layer="layout" svg:width="1.59cm" svg:height="1.28cm" svg:x="19.161cm" svg:y="3.022cm">
          <draw:text-box>
            <text:p><text:span text:style-name="T3">disjoint</text:span></text:p>
          </draw:text-box>
        </draw:frame>
        <draw:custom-shape draw:style-name="gr5" draw:text-style-name="P4" draw:layer="layout" svg:width="1.397cm" svg:height="0.635cm" svg:x="20.559cm" svg:y="15.098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1.188cm" svg:height="0.725cm" svg:x="18.227cm" svg:y="2.905cm">
          <draw:text-box>
            <text:p><text:span text:style-name="T2">ISA</text:span></text:p>
          </draw:text-box>
        </draw:frame>
        <draw:frame draw:style-name="gr9" draw:text-style-name="P7" draw:layer="layout" svg:width="0.862cm" svg:height="0.806cm" svg:x="14.081cm" svg:y="13.529cm">
          <draw:text-box>
            <text:p><text:span text:style-name="T1">N</text:span></text:p>
          </draw:text-box>
        </draw:frame>
        <draw:frame draw:style-name="gr9" draw:text-style-name="P7" draw:layer="layout" svg:width="0.862cm" svg:height="0.806cm" svg:x="5.318cm" svg:y="7.985cm">
          <draw:text-box>
            <text:p><text:span text:style-name="T1">N</text:span></text:p>
          </draw:text-box>
        </draw:frame>
        <draw:frame draw:style-name="gr9" draw:text-style-name="P7" draw:layer="layout" svg:width="0.862cm" svg:height="0.806cm" svg:x="9.917cm" svg:y="5.318cm">
          <draw:text-box>
            <text:p><text:span text:style-name="T1">N</text:span></text:p>
          </draw:text-box>
        </draw:frame>
        <draw:frame draw:style-name="gr9" draw:text-style-name="P7" draw:layer="layout" svg:width="0.862cm" svg:height="0.806cm" svg:x="4.583cm" svg:y="5.064cm">
          <draw:text-box>
            <text:p><text:span text:style-name="T1">N</text:span></text:p>
          </draw:text-box>
        </draw:frame>
        <draw:frame draw:style-name="gr9" draw:text-style-name="P7" draw:layer="layout" svg:width="0.862cm" svg:height="0.806cm" svg:x="6.715cm" svg:y="6.588cm">
          <draw:text-box>
            <text:p><text:span text:style-name="T1">N</text:span></text:p>
          </draw:text-box>
        </draw:frame>
        <draw:frame draw:style-name="gr10" draw:text-style-name="P7" draw:layer="layout" svg:width="1.143cm" svg:height="0.806cm" svg:x="6.588cm" svg:y="4.429cm">
          <draw:text-box>
            <text:p><text:span text:style-name="T1">1</text:span></text:p>
          </draw:text-box>
        </draw:frame>
        <draw:frame draw:style-name="gr9" draw:text-style-name="P7" draw:layer="layout" svg:width="0.913cm" svg:height="0.806cm" svg:x="5.445cm" svg:y="9.719cm">
          <draw:text-box>
            <text:p><text:span text:style-name="T1">M</text:span></text:p>
          </draw:text-box>
        </draw:frame>
        <draw:frame draw:style-name="gr9" draw:text-style-name="P7" draw:layer="layout" svg:width="0.777cm" svg:height="0.806cm" svg:x="8.342cm" svg:y="6.544cm">
          <draw:text-box>
            <text:p><text:span text:style-name="T1">1</text:span></text:p>
          </draw:text-box>
        </draw:frame>
        <draw:frame draw:style-name="gr9" draw:text-style-name="P10" draw:layer="layout" svg:width="10.34cm" svg:height="0.878cm" svg:x="1cm" svg:y="19.796cm">
          <draw:text-box>
            <text:p><text:span text:style-name="T6">Camara Lerner, Chris Pinter, David Fox</text:span></text:p>
          </draw:text-box>
        </draw:frame>
        <draw:frame draw:style-name="gr9" draw:text-style-name="P11" draw:layer="layout" svg:width="6.636cm" svg:height="1.038cm" svg:x="1.125cm" svg:y="18.78cm">
          <draw:text-box>
            <text:p><text:span text:style-name="T7">3660 Group Project</text:span></text:p>
          </draw:text-box>
        </draw:frame>
        <draw:custom-shape draw:style-name="gr5" draw:text-style-name="P6" draw:layer="layout" svg:width="2.032cm" svg:height="0.635cm" svg:x="1.889cm" svg:y="6.207cm">
          <text:p text:style-name="P1"><text:span text:style-name="T5">createdB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2.794cm" svg:height="0.725cm" svg:x="1.635cm" svg:y="2.016cm">
          <draw:text-box>
            <text:p><text:span text:style-name="T2">1 Mar 2014</text:span></text:p>
          </draw:text-box>
        </draw:frame>
        <draw:custom-shape draw:style-name="gr5" draw:text-style-name="P5" draw:layer="layout" svg:width="1.397cm" svg:height="0.635cm" svg:x="12.304cm" svg:y="6.843cm">
          <text:p text:style-name="P1"><text:span text:style-name="T4">ord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921cm" svg:y1="6.588cm" svg:x2="4.175cm" svg:y2="7.35cm">
          <text:p/>
        </draw:line>
        <draw:custom-shape draw:style-name="gr5" draw:text-style-name="P6" draw:layer="layout" svg:width="2.032cm" svg:height="0.635cm" svg:x="12.176cm" svg:y="6.08cm">
          <text:p text:style-name="P1"><text:span text:style-name="T5">createdB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668cm" svg:y1="7.35cm" svg:x2="12.176cm" svg:y2="6.461cm">
          <text:p/>
        </draw:line>
        <draw:custom-shape draw:style-name="gr5" draw:text-style-name="P6" draw:layer="layout" svg:width="2.159cm" svg:height="0.635cm" svg:x="16.113cm" svg:y="16.748cm">
          <text:p text:style-name="P1"><text:span text:style-name="T5">depart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907cm" svg:y1="16.621cm" svg:x2="18.272cm" svg:y2="17.002cm">
          <text:p/>
        </draw:line>
        <draw:frame draw:style-name="gr15" draw:layer="layout" svg:width="10.289cm" svg:height="1.039cm" svg:x="1.252cm" svg:y="1.231cm">
          <draw:text-box>
            <text:p><text:span text:style-name="T7">Inventory Management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measure-align="inside" draw:measure-vertical-align="automatic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VERTED" style:family="graphic" style:parent-style-name="standard">
      <style:graphic-properties draw:textarea-horizontal-align="justify" draw:textarea-vertical-align="middle" draw:auto-grow-height="false" fo:padding-top="0cm" fo:padding-bottom="0cm" fo:padding-left="0cm" fo:padding-right="0cm" fo:wrap-option="no-wrap">
        <text:list-style style:name="INVERTE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Fox</meta:initial-creator>
    <meta:creation-date>2014-02-14T12:15:56</meta:creation-date>
    <dc:date>2014-03-01T17:41:38</dc:date>
    <dc:creator>David Fox</dc:creator>
    <meta:editing-duration>PT50M48S</meta:editing-duration>
    <meta:editing-cycles>6</meta:editing-cycles>
    <meta:generator>LibreOffice/3.4$Unix LibreOffice_project/340m1$Build-502</meta:generator>
    <meta:printed-by>David Fox</meta:printed-by>
    <meta:print-date>2014-02-14T13:53:44</meta:print-date>
    <meta:document-statistic meta:object-count="120"/>
  </office:meta>
</office:document-meta>
</file>